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1" svg:font-family="'Ubuntu Mono'" style:font-pitch="fixed"/>
    <style:font-face style:name="Aller" svg:font-family="Aller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1.655cm" fo:min-width="4.834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style:font-name="Ubuntu Mono1" fo:font-size="26pt"/>
    </style:style>
    <style:style style:name="P2" style:family="paragraph">
      <loext:graphic-properties draw:fill-color="#ff9900"/>
      <style:paragraph-properties fo:text-align="center" style:writing-mode="lr-tb"/>
      <style:text-properties style:font-name="Ubuntu Mono1" fo:font-size="2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Ubuntu Mono1"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334cm" svg:height="1.905cm" svg:x="4.937cm" svg:y="8.684cm">
          <text:p text:style-name="P1"><text:span text:style-name="T1">Anim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334cm" svg:height="1.905cm" svg:x="17.002cm" svg:y="8.684cm">
          <text:p text:style-name="P1"><text:span text:style-name="T1">Ca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002cm" svg:y1="9.636cm" svg:x2="10.271cm" svg:y2="9.636cm" draw:start-shape="id1" draw:start-glue-point="3" draw:end-shape="id2" draw:end-glue-point="1" svg:d="M17002 9636h-6731" svg:viewBox="0 0 6732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1" svg:font-family="'Ubuntu Mono'" style:font-pitch="fixed"/>
    <style:font-face style:name="Aller" svg:font-family="Aller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3.5.2$Linux_X86_64 LibreOffice_project/30$Build-2</meta:generator>
    <dc:date>2020-07-25T16:57:01.959546001</dc:date>
    <meta:editing-duration>PT7M46S</meta:editing-duration>
    <meta:editing-cycles>3</meta:editing-cycles>
    <meta:document-statistic meta:object-count="3"/>
  </office:meta>
</office:document-meta>
</file>